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FFFFFF" fo:border-bottom="none" fo:border-left="none" fo:border-right="none" style:vertical-align="middle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</style:style>
    <style:style style:name="ce12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FFFFFF" fo:border-bottom="thin solid #FFFFFF" fo:border-left="none" fo:border-right="none" style:vertical-align="middle" fo:background-color="transparent"/>
    </style:style>
    <style:style style:name="ce14" style:family="table-cell" style:parent-style-name="Default" style:data-style-name="N0">
      <style:table-cell-properties style:vertical-align="middl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FFFFFF" fo:border-bottom="thin solid #000000" fo:border-left="2pt solid #000000" fo:border-right="none" style:vertical-align="middle" fo:background-color="transparent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2pt solid #000000" fo:border-bottom="thin solid #FFFFFF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</style:style>
    <style:style style:name="ce60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FFFFFF" fo:border-bottom="none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FFFFFF" fo:border-bottom="none" fo:border-left="thin solid #000000" fo:border-right="none" style:vertical-align="middle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FFFFFF" fo:border-right="none" style:vertical-align="middle" fo:wrap-option="wrap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middle" fo:wrap-option="wrap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000000" fo:border-bottom="none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FFFFFF" fo:border-bottom="none" fo:border-left="thin solid #000000" fo:border-right="none" style:vertical-align="middle"/>
    </style:style>
    <style:style style:name="ce91" style:family="table-cell" style:parent-style-name="Default" style:data-style-name="N0">
      <style:table-cell-properties fo:border-top="thin solid #FFFFFF" fo:border-bottom="thin solid #000000" fo:border-left="thin solid #FFFFFF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/>
    </style:style>
    <style:style style:name="ce93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background-color="transparent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thin solid #FFFFFF" fo:border-left="thin solid #FFFFFF" fo:border-right="none" style:vertical-align="middle"/>
    </style:style>
    <style:style style:name="ce97" style:family="table-cell" style:parent-style-name="Default" style:data-style-name="N0">
      <style:table-cell-properties fo:border-top="thin solid #FFFFFF" fo:border-bottom="none" fo:border-left="thin solid #FFFFFF" fo:border-right="none" style:vertical-align="middle"/>
    </style:style>
    <style:style style:name="ce9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</style:style>
    <style:style style:name="ce99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</style:style>
    <style:style style:name="ce100" style:family="table-cell" style:parent-style-name="Default" style:data-style-name="N0">
      <style:table-cell-properties fo:border-top="thin solid #FFFFFF" fo:border-bottom="none" fo:border-left="none" fo:border-right="none" style:vertical-align="middle" fo:background-color="transparent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top="thin solid #FFFFFF" fo:border-bottom="thin solid #FFFFFF" fo:border-left="2pt solid #000000" fo:border-right="thin solid #FFFFFF" style:vertical-align="middle" fo:background-color="transparent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order-top="thin solid #FFFFFF" fo:border-bottom="thin solid #000000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top="none" fo:border-bottom="thin solid #FFFFFF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FFFFFF" fo:border-bottom="none" fo:border-left="thin solid #FFFFFF" fo:border-right="none" style:vertical-align="middle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top="thin solid #FFFFFF" fo:border-bottom="none" fo:border-left="none" fo:border-right="none" style:vertical-align="middle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</style:style>
    <style:style style:name="ce114" style:family="table-cell" style:parent-style-name="Default" style:data-style-name="N0">
      <style:table-cell-properties fo:border-top="thin solid #FFFFFF" fo:border-bottom="none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9.0487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8.28145833333333cm" style:use-optimal-column-width="true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31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56pt" style:use-optimal-row-height="false" fo:break-before="auto"/>
    </style:style>
    <style:style style:name="ro9" style:family="table-row">
      <style:table-row-properties style:row-height="34pt" style:use-optimal-row-height="true" fo:break-before="auto"/>
    </style:style>
    <style:style style:name="ro10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style-name="ce5"/>
          <table:table-cell table:style-name="ce96"/>
          <table:table-cell table:number-columns-repeated="16379"/>
        </table:table-row>
        <table:table-row table:style-name="ro1">
          <table:table-cell office:value-type="string" table:style-name="ce4">
            <text:p>These instructions explain the requirements for a member's relevant benefit crystallisation event</text:p>
          </table:table-cell>
          <table:table-cell table:style-name="ce6"/>
          <table:table-cell table:style-name="ce4"/>
          <table:table-cell table:style-name="ce7"/>
          <table:table-cell table:style-name="ce98"/>
          <table:table-cell table:number-columns-repeated="16379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97"/>
          <table:table-cell table:number-columns-repeated="16379" table:style-name="ce1"/>
        </table:table-row>
        <table:table-row table:style-name="ro2">
          <table:table-cell office:value-type="string" table:style-name="ce12">
            <text:p>Title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Required information / format</text:p>
          </table:table-cell>
          <table:table-cell table:style-name="ce13"/>
          <table:table-cell table:style-name="ce99"/>
          <table:table-cell table:number-columns-repeated="16379" table:style-name="ce14"/>
        </table:table-row>
        <table:table-row table:style-name="ro3">
          <table:table-cell office:value-type="string" table:style-name="ce15">
            <text:p>First name (B)</text:p>
          </table:table-cell>
          <table:table-cell office:value-type="string" table:style-name="ce16">
            <text:p>Tell us the member's first name</text:p>
          </table:table-cell>
          <table:table-cell office:value-type="string" table:style-name="ce16">
            <text:p>The name must be 35 characters or fewer. It must only include letters, spaces, an ampersand (&amp;) or caret (^) or the symbols - ` ' .</text:p>
          </table:table-cell>
          <table:table-cell table:style-name="ce95"/>
          <table:table-cell table:style-name="ce100"/>
          <table:table-cell table:number-columns-repeated="16379" table:style-name="ce14"/>
        </table:table-row>
        <table:table-row table:style-name="ro3">
          <table:table-cell office:value-type="string" table:style-name="ce15">
            <text:p>Last name (C)<text:s/></text:p>
          </table:table-cell>
          <table:table-cell office:value-type="string" table:style-name="ce16">
            <text:p>Tell us the member's last name</text:p>
          </table:table-cell>
          <table:table-cell office:value-type="string" table:style-name="ce16">
            <text:p>The name must be 35 characters or fewer. It must only include letters, spaces, an ampersand (&amp;) or caret (^) or the symbols - ` ' .</text:p>
          </table:table-cell>
          <table:table-cell table:style-name="ce17"/>
          <table:table-cell table:style-name="ce104"/>
          <table:table-cell table:number-columns-repeated="16379" table:style-name="ce14"/>
        </table:table-row>
        <table:table-row table:style-name="ro3">
          <table:table-cell office:value-type="string" table:style-name="ce15">
            <text:p>National Insurance number (D)</text:p>
          </table:table-cell>
          <table:table-cell office:value-type="string" table:style-name="ce16">
            <text:p>Tell us the member's National Insurance number</text:p>
          </table:table-cell>
          <table:table-cell office:value-type="string" table:style-name="ce16">
            <text:p>The member's National Insurance number must be 2 letters, 6 numbers, then A, B, C or D. For example, QQ123456C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4">
          <table:table-cell table:style-name="ce18"/>
          <table:table-cell table:number-columns-repeated="2" table:style-name="ce19"/>
          <table:table-cell table:style-name="ce20"/>
          <table:table-cell table:style-name="ce101"/>
          <table:table-cell table:number-columns-repeated="16379" table:style-name="ce14"/>
        </table:table-row>
        <table:table-row table:style-name="ro5">
          <table:table-cell office:value-type="string" table:style-name="ce21">
            <text:p>When did the relevant benefit crystallisation event take place? (E)</text:p>
          </table:table-cell>
          <table:table-cell office:value-type="string" table:style-name="ce22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22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95"/>
          <table:table-cell table:style-name="ce100"/>
          <table:table-cell table:number-columns-repeated="16379" table:style-name="ce14"/>
        </table:table-row>
        <table:table-row table:style-name="ro4">
          <table:table-cell table:style-name="ce23"/>
          <table:table-cell table:style-name="ce24"/>
          <table:table-cell table:style-name="ce25"/>
          <table:table-cell table:style-name="ce20"/>
          <table:table-cell table:style-name="ce104"/>
          <table:table-cell table:number-columns-repeated="16379" table:style-name="ce14"/>
        </table:table-row>
        <table:table-row table:style-name="ro6">
          <table:table-cell table:style-name="ce26"/>
          <table:table-cell table:style-name="ce14"/>
          <table:table-cell office:value-type="string" table:style-name="ce27">
            <text:p>In column F, code shown below</text:p>
          </table:table-cell>
          <table:table-cell table:style-name="ce105"/>
          <table:table-cell table:style-name="ce103"/>
          <table:table-cell table:number-columns-repeated="16379" table:style-name="ce14"/>
        </table:table-row>
        <table:table-row table:style-name="ro3">
          <table:table-cell office:value-type="string" table:style-name="ce28">
            <text:p>What was the type of relevant benefit crystallisation event? (F)<text:s/></text:p>
          </table:table-cell>
          <table:table-cell office:value-type="string" table:style-name="ce29">
            <text:p>Annuity protection lump sum death benefit</text:p>
          </table:table-cell>
          <table:table-cell office:value-type="string" table:style-name="ce30">
            <text:p>ANN</text:p>
          </table:table-cell>
          <table:table-cell table:style-name="ce95"/>
          <table:table-cell table:style-name="ce104"/>
          <table:table-cell table:number-columns-repeated="16379" table:style-name="ce14"/>
        </table:table-row>
        <table:table-row table:style-name="ro3">
          <table:table-cell table:style-name="ce31"/>
          <table:table-cell office:value-type="string" table:style-name="ce32">
            <text:p>Defined benefit lump sum death benefit</text:p>
          </table:table-cell>
          <table:table-cell office:value-type="string" table:style-name="ce33">
            <text:p>DEF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32">
            <text:p>Drawdown pension fund lump sum death benefit</text:p>
          </table:table-cell>
          <table:table-cell office:value-type="string" table:style-name="ce33">
            <text:p>DRAW</text:p>
          </table:table-cell>
          <table:table-cell table:style-name="ce17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32">
            <text:p>Flexi-access drawdown lump sum death benefit</text:p>
          </table:table-cell>
          <table:table-cell office:value-type="string" table:style-name="ce33">
            <text:p>FLEXI</text:p>
          </table:table-cell>
          <table:table-cell table:style-name="ce95"/>
          <table:table-cell table:style-name="ce100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16">
            <text:p>Pension protection lump sum death benefit</text:p>
          </table:table-cell>
          <table:table-cell office:value-type="string" table:style-name="ce35">
            <text:p>PROTECTION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36">
            <text:p>Serious ill health lump sum</text:p>
          </table:table-cell>
          <table:table-cell office:value-type="string" table:style-name="ce37">
            <text:p>SERIOUS</text:p>
          </table:table-cell>
          <table:table-cell table:style-name="ce17"/>
          <table:table-cell table:style-name="ce104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16">
            <text:p>Small lump sum</text:p>
          </table:table-cell>
          <table:table-cell office:value-type="string" table:style-name="ce35">
            <text:p>SMALL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38">
            <text:p>Stand-alone lump sum</text:p>
          </table:table-cell>
          <table:table-cell office:value-type="string" table:style-name="ce39">
            <text:p>SA</text:p>
          </table:table-cell>
          <table:table-cell table:style-name="ce17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36">
            <text:p>Trivial commutation lump sum</text:p>
          </table:table-cell>
          <table:table-cell office:value-type="string" table:style-name="ce40">
            <text:p>TRIVIAL LS</text:p>
          </table:table-cell>
          <table:table-cell table:style-name="ce95"/>
          <table:table-cell table:style-name="ce100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41">
            <text:p>Trivial commutation lump sum death benefit<text:s/></text:p>
          </table:table-cell>
          <table:table-cell office:value-type="string" table:style-name="ce39">
            <text:p>TRIVIAL DB</text:p>
          </table:table-cell>
          <table:table-cell table:style-name="ce17"/>
          <table:table-cell table:style-name="ce101"/>
          <table:table-cell table:number-columns-repeated="16379" table:style-name="ce14"/>
        </table:table-row>
        <table:table-row table:style-name="ro3">
          <table:table-cell table:style-name="ce34"/>
          <table:table-cell office:value-type="string" table:style-name="ce42">
            <text:p>Uncrystallised funds pension lump sum</text:p>
          </table:table-cell>
          <table:table-cell office:value-type="string" table:style-name="ce39">
            <text:p>UN LS</text:p>
          </table:table-cell>
          <table:table-cell table:style-name="ce17"/>
          <table:table-cell table:style-name="ce101"/>
          <table:table-cell table:number-columns-repeated="16379" table:style-name="ce14"/>
        </table:table-row>
        <table:table-row table:style-name="ro3">
          <table:table-cell table:style-name="ce43"/>
          <table:table-cell office:value-type="string" table:style-name="ce32">
            <text:p>Uncrystallised funds lump sum death benefit</text:p>
          </table:table-cell>
          <table:table-cell office:value-type="string" table:style-name="ce33">
            <text:p>UN DB</text:p>
          </table:table-cell>
          <table:table-cell table:style-name="ce95"/>
          <table:table-cell table:style-name="ce100"/>
          <table:table-cell table:number-columns-repeated="16379" table:style-name="ce14"/>
        </table:table-row>
        <table:table-row table:style-name="ro3">
          <table:table-cell table:style-name="ce44"/>
          <table:table-cell office:value-type="string" table:style-name="ce45">
            <text:p>Winding-up lump sum</text:p>
          </table:table-cell>
          <table:table-cell office:value-type="string" table:style-name="ce33">
            <text:p>WIND-UP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4">
          <table:table-cell table:style-name="ce29"/>
          <table:table-cell table:style-name="ce46"/>
          <table:table-cell table:style-name="ce19"/>
          <table:table-cell table:style-name="ce20"/>
          <table:table-cell table:style-name="ce101"/>
          <table:table-cell table:number-columns-repeated="16379" table:style-name="ce14"/>
        </table:table-row>
        <table:table-row table:style-name="ro7">
          <table:table-cell office:value-type="string" table:style-name="ce15">
            <text:p>What was the total of the relevant benefit crystallisation event? (G)</text:p>
          </table:table-cell>
          <table:table-cell office:value-type="string" table:style-name="ce22">
            <text:p>Tell us the total amount of the relevant benefit crystallisation event</text:p>
          </table:table-cell>
          <table:table-cell office:value-type="string" table:style-name="ce22">
            <text:p>The total must be an amount of money, like 123.45 or 156.00. It must include pence and cannot be a negative amount, nor exceed £999999999.99</text:p>
          </table:table-cell>
          <table:table-cell table:style-name="ce4"/>
          <table:table-cell table:style-name="ce101"/>
          <table:table-cell table:number-columns-repeated="16379" table:style-name="ce14"/>
        </table:table-row>
        <table:table-row table:style-name="ro4">
          <table:table-cell table:style-name="ce47"/>
          <table:table-cell table:style-name="ce48"/>
          <table:table-cell table:style-name="ce49"/>
          <table:table-cell table:style-name="ce106"/>
          <table:table-cell table:style-name="ce100"/>
          <table:table-cell table:number-columns-repeated="16379" table:style-name="ce14"/>
        </table:table-row>
        <table:table-row table:style-name="ro3">
          <table:table-cell office:value-type="string" table:style-name="ce50">
            <text:p>Does the member hold valid protection or enhancement for the relevant benefit crystallisation event? (H)</text:p>
          </table:table-cell>
          <table:table-cell office:value-type="string" table:style-name="ce51">
            <text:p>Tell us if the member holds a valid form of protection</text:p>
          </table:table-cell>
          <table:table-cell office:value-type="string" table:style-name="ce22">
            <text:p>Enter 'YES' if if the member holds a valid form of protection; 'NO' if they do not</text:p>
          </table:table-cell>
          <table:table-cell office:value-type="string" table:style-name="ce102">
            <text:p>If NO, go to COL. R</text:p>
          </table:table-cell>
          <table:table-cell table:style-name="ce103"/>
          <table:table-cell table:number-columns-repeated="16379" table:style-name="ce14"/>
        </table:table-row>
        <table:table-row table:style-name="ro4">
          <table:table-cell table:style-name="ce86"/>
          <table:table-cell table:style-name="ce85"/>
          <table:table-cell table:style-name="ce84"/>
          <table:table-cell table:style-name="ce83"/>
          <table:table-cell table:style-name="ce108"/>
          <table:table-cell table:number-columns-repeated="16379" table:style-name="ce14"/>
        </table:table-row>
        <table:table-row table:style-name="ro6">
          <table:table-cell table:style-name="ce26"/>
          <table:table-cell table:style-name="ce53"/>
          <table:table-cell office:value-type="string" table:style-name="ce27">
            <text:p>In column J, enter the code (shown below in bold)</text:p>
          </table:table-cell>
          <table:table-cell table:style-name="ce54"/>
          <table:table-cell table:style-name="ce107"/>
          <table:table-cell table:number-columns-repeated="16379" table:style-name="ce14"/>
        </table:table-row>
        <table:table-row table:style-name="ro3">
          <table:table-cell office:value-type="string" table:style-name="ce55">
            <text:p><text:span text:style-name="T5">IF YES TO H:<text:s/></text:span>Were any other protections or enhancements relied upon for the relevant benefit crystallisation event? (J)</text:p>
          </table:table-cell>
          <table:table-cell office:value-type="string" table:style-name="ce56">
            <text:p>Non-residence enhancement</text:p>
          </table:table-cell>
          <table:table-cell office:value-type="string" table:style-name="ce57">
            <text:p>NON</text:p>
          </table:table-cell>
          <table:table-cell office:value-type="string" table:style-name="ce57">
            <text:p>If required, enter reference in column K</text:p>
          </table:table-cell>
          <table:table-cell office:value-type="string" table:number-columns-spanned="1" table:number-rows-spanned="4" table:style-name="ce80">
            <text:p>The protections or enhancements reference is between 8 and 15 characters and can be a combination of numbers and letters.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58">
            <text:p>If no protections or enhancements are relied upon, leave blank</text:p>
          </table:table-cell>
          <table:table-cell office:value-type="string" table:style-name="ce56">
            <text:p>Pension credits from previously crystallised rights enhancement</text:p>
          </table:table-cell>
          <table:table-cell office:value-type="string" table:style-name="ce28">
            <text:p>CREDITS</text:p>
          </table:table-cell>
          <table:table-cell office:value-type="string" table:style-name="ce57">
            <text:p>If required, enter reference in column L</text:p>
          </table:table-cell>
          <table:covered-table-cell/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56">
            <text:p>Pre-commencement pension credits enhancement</text:p>
          </table:table-cell>
          <table:table-cell office:value-type="string" table:style-name="ce28">
            <text:p>PRE-COMM</text:p>
          </table:table-cell>
          <table:table-cell office:value-type="string" table:style-name="ce57">
            <text:p>If required, enter reference in column M</text:p>
          </table:table-cell>
          <table:covered-table-cell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56">
            <text:p>Recognised overseas pension scheme transfer enhancement</text:p>
          </table:table-cell>
          <table:table-cell office:value-type="string" table:style-name="ce28">
            <text:p>OVERSEAS</text:p>
          </table:table-cell>
          <table:table-cell office:value-type="string" table:style-name="ce57">
            <text:p>If required, enter reference in column N</text:p>
          </table:table-cell>
          <table:covered-table-cell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32">
            <text:p>Scheme-specific lump sum protection</text:p>
          </table:table-cell>
          <table:table-cell office:value-type="string" table:style-name="ce40">
            <text:p>SS<text:s/><text:span text:style-name="T3">(no reference required)</text:span></text:p>
          </table:table-cell>
          <table:table-cell office:value-type="string" table:style-name="ce94">
            <text:p>Enter 'YES' in column O if relied upon; leave blank if not.</text:p>
          </table:table-cell>
          <table:table-cell table:style-name="ce82"/>
          <table:table-cell table:number-columns-repeated="16379" table:style-name="ce1"/>
        </table:table-row>
        <table:table-row table:style-name="ro4">
          <table:table-cell table:style-name="ce61"/>
          <table:table-cell table:style-name="ce62"/>
          <table:table-cell table:style-name="ce73"/>
          <table:table-cell table:style-name="ce109"/>
          <table:table-cell table:style-name="ce100"/>
          <table:table-cell table:number-columns-repeated="16379" table:style-name="ce14"/>
        </table:table-row>
        <table:table-row table:style-name="ro3">
          <table:table-cell office:value-type="string" table:style-name="ce63">
            <text:p>Are any other protections or enhancements held for the member’s relevant benefit crystallisation event? (O)</text:p>
          </table:table-cell>
          <table:table-cell office:value-type="string" table:style-name="ce64">
            <text:p>Enhanced protection</text:p>
          </table:table-cell>
          <table:table-cell office:value-type="string" table:style-name="ce81">
            <text:p>ENHANCED</text:p>
          </table:table-cell>
          <table:table-cell table:style-name="ce65"/>
          <table:table-cell table:style-name="ce104"/>
          <table:table-cell table:number-columns-repeated="16379" table:style-name="ce14"/>
        </table:table-row>
        <table:table-row table:style-name="ro3">
          <table:table-cell office:value-type="string" table:style-name="ce88">
            <text:p>This is optional. You can only select one</text:p>
          </table:table-cell>
          <table:table-cell office:value-type="string" table:style-name="ce64">
            <text:p>Enhanced protection with protected lump sum rights of more than £375,000</text:p>
          </table:table-cell>
          <table:table-cell office:value-type="string" table:style-name="ce39">
            <text:p>ENHANCED 375</text:p>
          </table:table-cell>
          <table:table-cell table:style-name="ce65"/>
          <table:table-cell table:style-name="ce104"/>
          <table:table-cell table:number-columns-repeated="16379" table:style-name="ce14"/>
        </table:table-row>
        <table:table-row table:style-name="ro3">
          <table:table-cell table:style-name="ce87"/>
          <table:table-cell office:value-type="string" table:style-name="ce64">
            <text:p>Fixed protection<text:s/></text:p>
          </table:table-cell>
          <table:table-cell office:value-type="string" table:style-name="ce33">
            <text:p>FIXED</text:p>
          </table:table-cell>
          <table:table-cell table:style-name="ce65"/>
          <table:table-cell table:style-name="ce104"/>
          <table:table-cell table:number-columns-repeated="16379" table:style-name="ce14"/>
        </table:table-row>
        <table:table-row table:style-name="ro3">
          <table:table-cell table:style-name="ce66"/>
          <table:table-cell office:value-type="string" table:style-name="ce64">
            <text:p>Fixed protection 2014<text:s/></text:p>
          </table:table-cell>
          <table:table-cell office:value-type="string" table:style-name="ce33">
            <text:p>FP 2014</text:p>
          </table:table-cell>
          <table:table-cell table:style-name="ce95"/>
          <table:table-cell table:style-name="ce104"/>
          <table:table-cell table:number-columns-repeated="16379" table:style-name="ce14"/>
        </table:table-row>
        <table:table-row table:style-name="ro3">
          <table:table-cell table:style-name="ce66"/>
          <table:table-cell office:value-type="string" table:style-name="ce64">
            <text:p>Fixed protection 2016</text:p>
          </table:table-cell>
          <table:table-cell office:value-type="string" table:style-name="ce40">
            <text:p>FP 2016</text:p>
          </table:table-cell>
          <table:table-cell table:style-name="ce67"/>
          <table:table-cell table:style-name="ce110"/>
          <table:table-cell table:number-columns-repeated="16379" table:style-name="ce1"/>
        </table:table-row>
        <table:table-row table:style-name="ro3">
          <table:table-cell table:style-name="ce68"/>
          <table:table-cell office:value-type="string" table:style-name="ce64">
            <text:p>Individual protection 2014<text:s/></text:p>
          </table:table-cell>
          <table:table-cell office:value-type="string" table:style-name="ce40">
            <text:p>IP 2014</text:p>
          </table:table-cell>
          <table:table-cell table:style-name="ce65"/>
          <table:table-cell table:style-name="ce101"/>
          <table:table-cell table:number-columns-repeated="16379" table:style-name="ce14"/>
        </table:table-row>
        <table:table-row table:style-name="ro3">
          <table:table-cell table:style-name="ce69"/>
          <table:table-cell office:value-type="string" table:style-name="ce70">
            <text:p>Individual protection 2016<text:s text:c="2"/></text:p>
          </table:table-cell>
          <table:table-cell office:value-type="string" table:style-name="ce33">
            <text:p>IP 2016</text:p>
          </table:table-cell>
          <table:table-cell table:style-name="ce71"/>
          <table:table-cell table:style-name="ce110"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22">
            <text:p>Primary protection</text:p>
          </table:table-cell>
          <table:table-cell office:value-type="string" table:style-name="ce33">
            <text:p>PRIMARY</text:p>
          </table:table-cell>
          <table:table-cell table:style-name="ce112"/>
          <table:table-cell table:style-name="ce111"/>
          <table:table-cell table:number-columns-repeated="16379" table:style-name="ce1"/>
        </table:table-row>
        <table:table-row table:style-name="ro3">
          <table:table-cell table:style-name="ce72"/>
          <table:table-cell office:value-type="string" table:style-name="ce22">
            <text:p>Primary protection with protected lump sum rights of more than £375,000</text:p>
          </table:table-cell>
          <table:table-cell office:value-type="string" table:style-name="ce40">
            <text:p>PRIMARY 375</text:p>
          </table:table-cell>
          <table:table-cell table:style-name="ce113"/>
          <table:table-cell table:style-name="ce98"/>
          <table:table-cell table:number-columns-repeated="16379" table:style-name="ce1"/>
        </table:table-row>
        <table:table-row table:style-name="ro8">
          <table:table-cell office:value-type="string" table:style-name="ce50">
            <text:p>What is the associated reference for the member’s protections or enhancements? (P)</text:p>
          </table:table-cell>
          <table:table-cell office:value-type="string" table:style-name="ce51">
            <text:p><text:span text:style-name="T4">In column P</text:span>, the associated reference for the member’s protections or enhancements</text:p>
          </table:table-cell>
          <table:table-cell office:value-type="string" table:style-name="ce16">
            <text:p>The protections or enhancements reference is between 8 and 15 characters and can be a combination of numbers and letters.</text:p>
          </table:table-cell>
          <table:table-cell table:style-name="ce92"/>
          <table:table-cell table:style-name="ce97"/>
          <table:table-cell table:number-columns-repeated="16379" table:style-name="ce1"/>
        </table:table-row>
        <table:table-row table:style-name="ro4">
          <table:table-cell table:style-name="ce61"/>
          <table:table-cell table:style-name="ce62"/>
          <table:table-cell table:style-name="ce73"/>
          <table:table-cell table:style-name="ce93"/>
          <table:table-cell table:style-name="ce104"/>
          <table:table-cell table:number-columns-repeated="16379" table:style-name="ce14"/>
        </table:table-row>
        <table:table-row table:style-name="ro3">
          <table:table-cell office:value-type="string" table:style-name="ce50">
            <text:p>Has this lump sum payment taken the member over their available lump sum allowance? (R)</text:p>
          </table:table-cell>
          <table:table-cell table:style-name="ce22"/>
          <table:table-cell office:value-type="string" table:style-name="ce22">
            <text:p>Enter 'YES' if if the lump sum payment has taken the member over their available lump sum allowance; 'NO' if it has not</text:p>
          </table:table-cell>
          <table:table-cell table:style-name="ce92"/>
          <table:table-cell table:style-name="ce98"/>
          <table:table-cell table:number-columns-repeated="16379" table:style-name="ce1"/>
        </table:table-row>
        <table:table-row table:style-name="ro4">
          <table:table-cell table:style-name="ce74"/>
          <table:table-cell table:style-name="ce75"/>
          <table:table-cell table:style-name="ce62"/>
          <table:table-cell table:style-name="ce91"/>
          <table:table-cell table:style-name="ce101"/>
          <table:table-cell table:number-columns-repeated="16379" table:style-name="ce14"/>
        </table:table-row>
        <table:table-row table:style-name="ro7">
          <table:table-cell office:value-type="string" table:style-name="ce50">
            <text:p><text:span text:style-name="T5">IF NO TO H, GO TO COL R:</text:span><text:s/>Has this lump sum payment taken the member over their available lump sum and death benefit allowance? (S)</text:p>
          </table:table-cell>
          <table:table-cell office:value-type="string" table:style-name="ce51">
            <text:p>Tell us if this lump sum payment has taken the member over their available lump sum and death benefit allowance? (YES/NO)<text:s/></text:p>
          </table:table-cell>
          <table:table-cell office:value-type="string" table:style-name="ce32">
            <text:p>Enter 'YES' if if the member holds a valid form of protection; 'NO' if they do not</text:p>
          </table:table-cell>
          <table:table-cell office:value-type="string" table:style-name="ce52">
            <text:p>If NO, journey ends</text:p>
          </table:table-cell>
          <table:table-cell table:style-name="ce114"/>
          <table:table-cell table:number-columns-repeated="16379" table:style-name="ce14"/>
        </table:table-row>
        <table:table-row table:style-name="ro4">
          <table:table-cell table:style-name="ce74"/>
          <table:table-cell table:style-name="ce75"/>
          <table:table-cell table:style-name="ce62"/>
          <table:table-cell table:style-name="ce115"/>
          <table:table-cell table:style-name="ce100"/>
          <table:table-cell table:number-columns-repeated="16379" table:style-name="ce14"/>
        </table:table-row>
        <table:table-row table:style-name="ro9">
          <table:table-cell office:value-type="string" table:style-name="ce50">
            <text:p>Has the excess been taxed at marginal rate for this member? (U)</text:p>
          </table:table-cell>
          <table:table-cell table:style-name="ce16"/>
          <table:table-cell office:value-type="string" table:style-name="ce22">
            <text:p>Enter 'YES' if if the excess has been charged at marginal rate for member; 'NO' if it has not</text:p>
          </table:table-cell>
          <table:table-cell table:style-name="ce113"/>
          <table:table-cell table:style-name="ce98"/>
          <table:table-cell table:number-columns-repeated="16379" table:style-name="ce1"/>
        </table:table-row>
        <table:table-row table:style-name="ro4">
          <table:table-cell table:style-name="ce74"/>
          <table:table-cell table:style-name="ce49"/>
          <table:table-cell table:style-name="ce76"/>
          <table:table-cell table:style-name="ce89"/>
          <table:table-cell table:style-name="ce104"/>
          <table:table-cell table:number-columns-repeated="16379" table:style-name="ce14"/>
        </table:table-row>
        <table:table-row table:style-name="ro7">
          <table:table-cell office:value-type="string" table:style-name="ce15">
            <text:p>What is the employer PAYE reference used to report the excess for this member (V)</text:p>
          </table:table-cell>
          <table:table-cell table:style-name="ce16"/>
          <table:table-cell office:value-type="string" table:style-name="ce16">
            <text:p>The employer PAYE reference is a 3-digit number, a forward slash, and a tax office employer reference that is a combination of letters and numbers, like 123/AB456</text:p>
          </table:table-cell>
          <table:table-cell table:style-name="ce90"/>
          <table:table-cell table:style-name="ce97"/>
          <table:table-cell table:number-columns-repeated="16379" table:style-name="ce1"/>
        </table:table-row>
        <table:table-row table:style-name="ro10">
          <table:table-cell table:style-name="ce77"/>
          <table:table-cell table:number-columns-repeated="2" table:style-name="ce78"/>
          <table:table-cell table:number-columns-repeated="2" table:style-name="ce5"/>
          <table:table-cell table:number-columns-repeated="16379" table:style-name="ce1"/>
        </table:table-row>
        <table:table-row table:number-rows-repeated="104852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1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4-02-21T11:56:59Z</dc:date>
    <meta:template xlink:href="" xlink:type="simple"/>
    <meta:editing-cycles>5</meta:editing-cycles>
    <meta:editing-duration>PT4080S</meta:editing-duration>
  </office:meta>
</office:document-meta>
</file>